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d798" officeooo:paragraph-rsid="0000d79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00d798"/>
    </style:style>
    <style:style style:name="P4" style:family="paragraph" style:parent-style-name="Standard">
      <style:paragraph-properties fo:text-align="center" style:justify-single-word="false"/>
      <style:text-properties fo:font-weight="normal" officeooo:paragraph-rsid="0000d798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00d798" style:font-weight-asian="normal" style:font-weight-complex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d798"/>
    </style:style>
    <style:style style:name="T3" style:family="text">
      <style:text-properties fo:language="ru" fo:country="RU" fo:font-weight="bold" officeooo:rsid="0000d798" style:font-weight-asian="bold" style:font-weight-complex="bold"/>
    </style:style>
    <style:style style:name="T4" style:family="text">
      <style:text-properties officeooo:rsid="0000d7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Лабораторная работа №10</text:span></text:p>
      <text:p text:style-name="P2"><text:span text:style-name="T1"/></text:p>
      <text:p text:style-name="P3"><text:span text:style-name="T3">Задания:</text:span></text:p>
      <text:p text:style-name="P5"><text:span text:style-name="T2">1. Дано вещественное число — цена 1 кг конфет. Вывести стоимость 0.1, 0.2, . . . , 1 кг конфет.</text:span></text:p>
      <text:p text:style-name="P6">2. Дано целое число N (&gt; 0). Найти произведение 1.1 · 1.2 · 1.3 · . . . (N сомножителей).</text:p>
      <text:p text:style-name="P6">3. Дано целое число N (&gt; 0). Найти квадрат данного числа, используя для его вычисления следующую формулу: N2 = 1 + 3 + 5 + . . . + (2·N − 1). После добавления к сумме каждого слагаемого выводить текущее значение суммы</text:p>
      <text:p text:style-name="P6">4. Дано вещественное число A и целое число N (&gt; 0). Используя один цикл, найти сумму 1 + A + A2 + A3 + . . . + AN</text:p>
      <text:p text:style-name="P6">5. Дано вещественное число A и целое число N (&gt; 0). Используя один цикл, найти значение выражения</text:p>
      <text:p text:style-name="P6">1 − A + A2 − A3 + . . . ± AN .</text:p>
      <text:p text:style-name="P6">Условный оператор не использовать.</text:p>
      <text:p text:style-name="P4"><text:span text:style-name="T2"/></text:p>
      <text:p text:style-name="P1"><text:span text:style-name="T2">№</text:span>1.</text:p>
      <text:p text:style-name="Standard"/>
      <text:p text:style-name="Standard">#include &lt;iostream&gt;</text:p>
      <text:p text:style-name="Standard"><text:line-break/><text:line-break/>using namespace std</text:p>
      <text:p text:style-name="Standard"><text:line-break/><text:line-break/>int main()</text:p>
      <text:p text:style-name="Standard"><text:line-break/>{ int x;</text:p>
      <text:p text:style-name="Standard"><text:line-break/>float k;<text:line-break/><text:line-break/> <text:s text:c="3"/></text:p>
      <text:p text:style-name="Standard">cout&lt;&lt;"Введите цену за кг: ";<text:line-break/> <text:s text:c="3"/></text:p>
      <text:p text:style-name="Standard">cin &gt;&gt; x;<text:line-break/> <text:s text:c="3"/><text:line-break/> <text:s text:c="2"/></text:p>
      <text:p text:style-name="Standard"><text:s/>cout &lt;&lt; "Стоимость 0.1, 0.2, . . . , 1 кг конфет: ";<text:line-break/> <text:s text:c="3"/></text:p>
      <text:p text:style-name="Standard"><text:soft-page-break/>for (float i = 0.1 ; i &lt; 1; i = i+0.1) {<text:line-break/> <text:s text:c="6"/></text:p>
      <text:p text:style-name="Standard"><text:s/>k = x * i;<text:line-break/> <text:s text:c="6"/></text:p>
      <text:p text:style-name="Standard">cout &lt;&lt; k &lt;&lt; ' ' ; </text:p>
      <text:p text:style-name="Standard">}<text:line-break/><text:line-break/> <text:s text:c="2"/></text:p>
      <text:p text:style-name="Standard"><text:s/>return 0;<text:line-break/>}<text:line-break/></text:p>
      <text:p text:style-name="Standard"/>
      <text:p text:style-name="Standard"/>
      <text:p text:style-name="Standard"/>
      <text:p text:style-name="Standard"/>
      <text:p text:style-name="P1"><text:span text:style-name="T2">№</text:span>2.</text:p>
      <text:p text:style-name="Standard"/>
      <text:p text:style-name="Standard">#include &lt;iostream&gt;</text:p>
      <text:p text:style-name="Standard"><text:line-break/><text:line-break/>using namespace std;</text:p>
      <text:p text:style-name="Standard"><text:line-break/><text:line-break/>int main() { </text:p>
      <text:p text:style-name="Standard">int N;</text:p>
      <text:p text:style-name="Standard"><text:line-break/>float k = 1;<text:line-break/></text:p>
      <text:p text:style-name="Standard">float i = 1.1 ;<text:line-break/><text:line-break/> <text:s text:c="3"/></text:p>
      <text:p text:style-name="Standard">cout&lt;&lt;"N = <text:s/>";<text:line-break/> <text:s text:c="2"/></text:p>
      <text:p text:style-name="Standard">cin &gt;&gt; N;<text:line-break/> <text:s text:c="3"/><text:line-break/> <text:s text:c="3"/></text:p>
      <text:p text:style-name="Standard">cout &lt;&lt; "Произведение = <text:s/>";<text:line-break/> <text:s text:c="3"/><text:line-break/> <text:s text:c="3"/></text:p>
      <text:p text:style-name="Standard">while (N &gt; 0) {<text:line-break/> <text:s text:c="6"/></text:p>
      <text:p text:style-name="Standard">k = k * i;<text:line-break/> <text:s text:c="6"/></text:p>
      <text:p text:style-name="Standard">i = i + 0.1 ;<text:line-break/> <text:s text:c="7"/></text:p>
      <text:p text:style-name="Standard">N = N-1;<text:line-break/> <text:s text:c="3"/></text:p>
      <text:p text:style-name="Standard"><text:soft-page-break/>}<text:line-break/> <text:s text:c="3"/><text:line-break/> <text:s text:c="3"/></text:p>
      <text:p text:style-name="Standard">cout &lt;&lt; k &lt;&lt; ' ' ; <text:line-break/><text:line-break/> <text:s text:c="3"/></text:p>
      <text:p text:style-name="Standard">return 0;<text:line-break/>}</text:p>
      <text:p text:style-name="Standard"/>
      <text:p text:style-name="Standard"/>
      <text:p text:style-name="Standard"/>
      <text:p text:style-name="Standard"/>
      <text:p text:style-name="P1"><text:span text:style-name="T2">№</text:span>3.</text:p>
      <text:p text:style-name="Standard">#include &lt;iostream&gt;<text:line-break/><text:line-break/></text:p>
      <text:p text:style-name="Standard">using namespace std;<text:line-break/><text:line-break/></text:p>
      <text:p text:style-name="Standard">int main()<text:line-break/>{</text:p>
      <text:p text:style-name="Standard">int N, k = 0;<text:line-break/><text:line-break/> <text:s text:c="3"/></text:p>
      <text:p text:style-name="Standard">cout&lt;&lt;"Введите число: ";<text:line-break/> <text:s text:c="3"/></text:p>
      <text:p text:style-name="Standard">cin &gt;&gt; N;<text:line-break/> <text:s text:c="3"/><text:line-break/> <text:s text:c="3"/></text:p>
      <text:p text:style-name="Standard">for (int i = 1 ; i &lt;= (2*N - 1) ; i = i+2) {<text:line-break/> <text:s text:c="7"/></text:p>
      <text:p text:style-name="Standard">k = k + i; <text:line-break/> <text:s text:c="7"/></text:p>
      <text:p text:style-name="Standard">cout &lt;&lt; k &lt;&lt; ' ' ;</text:p>
      <text:p text:style-name="Standard">}<text:line-break/> <text:s text:c="7"/><text:line-break/><text:line-break/> <text:s text:c="2"/></text:p>
      <text:p text:style-name="Standard">return 0;<text:line-break/>}</text:p>
      <text:p text:style-name="Standard"/>
      <text:p text:style-name="Standard"/>
      <text:p text:style-name="Standard"/>
      <text:p text:style-name="Standard"/>
      <text:p text:style-name="P1"><text:span text:style-name="T2">№</text:span>4.</text:p>
      <text:p text:style-name="Standard">#include &lt;iostream&gt;<text:line-break/></text:p>
      <text:p text:style-name="Standard"><text:soft-page-break/>#include &lt;cmath&gt;<text:line-break/><text:line-break/></text:p>
      <text:p text:style-name="Standard">using namespace std;</text:p>
      <text:p text:style-name="Standard"><text:line-break/><text:line-break/>int main()<text:line-break/>{ </text:p>
      <text:p text:style-name="Standard">float A, k = 0;</text:p>
      <text:p text:style-name="Standard">int N;<text:line-break/> <text:s text:c="3"/></text:p>
      <text:p text:style-name="Standard">cout&lt;&lt;"А и N = ";<text:line-break/> <text:s text:c="3"/></text:p>
      <text:p text:style-name="Standard">cin &gt;&gt; A &gt;&gt; N;<text:line-break/> <text:s text:c="3"/><text:line-break/> <text:s text:c="3"/></text:p>
      <text:p text:style-name="Standard">for (int i = 0; i &lt;= N ; i++) {<text:line-break/> <text:s text:c="7"/></text:p>
      <text:p text:style-name="Standard">k = k + pow(A, i) ;<text:line-break/> <text:s text:c="3"/></text:p>
      <text:p text:style-name="Standard">}<text:line-break/> <text:s text:c="3"/></text:p>
      <text:p text:style-name="Standard">cout &lt;&lt; k ;<text:line-break/><text:line-break/> <text:s text:c="3"/></text:p>
      <text:p text:style-name="Standard">return 0;<text:line-break/>}</text:p>
      <text:p text:style-name="Standard"/>
      <text:p text:style-name="Standard"/>
      <text:p text:style-name="Standard"/>
      <text:p text:style-name="Standard"/>
      <text:p text:style-name="P1"><text:span text:style-name="T2">№</text:span>5.</text:p>
      <text:p text:style-name="Standard"/>
      <text:p text:style-name="Standard">#include &lt;iostream&gt;<text:line-break/></text:p>
      <text:p text:style-name="Standard">#include &lt;cmath&gt;<text:line-break/><text:line-break/></text:p>
      <text:p text:style-name="Standard">using namespace std;</text:p>
      <text:p text:style-name="Standard"><text:line-break/><text:line-break/>int main()<text:line-break/>{ </text:p>
      <text:p text:style-name="Standard">float A, k = 0;<text:line-break/></text:p>
      <text:p text:style-name="Standard">int N;<text:line-break/> <text:s text:c="3"/></text:p>
      <text:p text:style-name="Standard">cout&lt;&lt;"А и N = ";<text:line-break/> <text:s text:c="3"/></text:p>
      <text:p text:style-name="Standard"><text:soft-page-break/>cin &gt;&gt; A &gt;&gt; N;<text:line-break/> <text:s text:c="3"/><text:line-break/> <text:s text:c="2"/></text:p>
      <text:p text:style-name="Standard">for (int i = 0; i &lt;= N ; i=i+3) {<text:line-break/> <text:s text:c="7"/></text:p>
      <text:p text:style-name="Standard">k = pow(A, i)-pow(A, i+1)+pow(A, i+2) ;<text:line-break/> <text:s text:c="3"/></text:p>
      <text:p text:style-name="Standard">}<text:line-break/> <text:s text:c="3"/></text:p>
      <text:p text:style-name="Standard">cout &lt;&lt; k ;<text:line-break/><text:line-break/> <text:s text:c="3"/></text:p>
      <text:p text:style-name="Standard">return 0;<text:line-break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19-12-12T15:14:39.462000000</dc:date>
    <meta:editing-duration>PT1M39S</meta:editing-duration>
    <meta:editing-cycles>1</meta:editing-cycles>
    <meta:document-statistic meta:table-count="0" meta:image-count="0" meta:object-count="0" meta:page-count="5" meta:paragraph-count="80" meta:word-count="433" meta:character-count="2053" meta:non-whitespace-character-count="1396"/>
  </office:meta>
</office:document-meta>
</file>